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1.84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9.31pt"/>
    </style:style>
    <style:style style:name="co13" style:family="table-column">
      <style:table-column-properties fo:break-before="auto" style:column-width="36.26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26.1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43.9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solid #000000" fo:border-top="none"/>
    </style:style>
    <style:style style:name="ce5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padding="2.01pt" fo:border-right="0.99pt solid #000000" fo:border-top="none"/>
    </style:style>
    <style:style style:name="ce7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6" table:number-rows-spanned="4">
            <text:p>Input circuits</text:p>
          </table:table-cell>
          <table:covered-table-cell table:number-columns-repeated="4"/>
          <table:covered-table-cell table:style-name="Default"/>
          <table:table-cell table:style-name="ce8" office:value-type="string" calcext:value-type="string" table:number-columns-spanned="12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9" office:value-type="string" calcext:value-type="string" table:number-columns-spanned="12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style-name="ce10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5" table:style-name="ce2"/>
          <table:covered-table-cell/>
          <table:table-cell table:style-name="ce11" office:value-type="string" calcext:value-type="string" table:number-columns-spanned="3" table:number-rows-spanned="1">
            <text:p>sim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0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a [mode 1]</text:p>
          </table:table-cell>
          <table:covered-table-cell table:style-name="ce2"/>
          <table:covered-table-cell table:style-name="ce11"/>
          <table:table-cell table:style-name="ce11" office:value-type="string" calcext:value-type="string" table:number-columns-spanned="3" table:number-rows-spanned="1">
            <text:p>stla [mode 0]</text:p>
          </table:table-cell>
          <table:covered-table-cell table:style-name="ce2"/>
          <table:covered-table-cell table:style-name="ce11"/>
        </table:table-row>
        <table:table-row table:style-name="ro2">
          <table:table-cell table:style-name="ce2" office:value-type="string" calcext:value-type="string">
            <text:p>File-nam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latches</text:p>
          </table:table-cell>
          <table:table-cell table:style-name="ce3" office:value-type="string" calcext:value-type="string">
            <text:p>err_latches</text:p>
          </table:table-cell>
          <table:table-cell table:style-name="ce3" office:value-type="string" calcext:value-type="string">
            <text:p>outputs</text:p>
          </table:table-cell>
          <table:table-cell table:style-name="ce5" office:value-type="string" calcext:value-type="string">
            <text:p>AND gates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</table:table-row>
        <table:table-row table:style-name="ro3">
          <table:table-cell office:value-type="string" calcext:value-type="string">
            <text:p>IWLS_2002_AIG/LGSynth91/smlexamples/mult16b_orig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.986" calcext:value-type="float">
            <text:p>19.98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08116" calcext:value-type="float">
            <text:p>0.5081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03055" calcext:value-type="float">
            <text:p>0.5030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mult16b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.9116" calcext:value-type="float">
            <text:p>24.91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568877" calcext:value-type="float">
            <text:p>0.5688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04021" calcext:value-type="float">
            <text:p>0.5040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mult16b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.72078" calcext:value-type="float">
            <text:p>5.720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9191" calcext:value-type="float">
            <text:p>1.191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inmax10_orig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24" calcext:value-type="float">
            <text:p>424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51345" calcext:value-type="float">
            <text:p>1.513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inmax10_sweep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424" calcext:value-type="float">
            <text:p>424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49968" calcext:value-type="float">
            <text:p>1.499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46066" calcext:value-type="float">
            <text:p>0.2460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76798" calcext:value-type="float">
            <text:p>0.1767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inmax10_synth.aig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21" calcext:value-type="float">
            <text:p>52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1616" calcext:value-type="float">
            <text:p>2.016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13547" calcext:value-type="float">
            <text:p>0.3135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4209" calcext:value-type="float">
            <text:p>0.142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ult16b_orig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86246" calcext:value-type="float">
            <text:p>0.5862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93099" calcext:value-type="float">
            <text:p>0.59309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ult16b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.0447" calcext:value-type="float">
            <text:p>11.044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595139" calcext:value-type="float">
            <text:p>0.5951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ult16b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84485" calcext:value-type="float">
            <text:p>4.844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747019" calcext:value-type="float">
            <text:p>0.747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462132" calcext:value-type="float">
            <text:p>0.4621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iscas89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296" calcext:value-type="float">
            <text:p>2.729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77664" calcext:value-type="float">
            <text:p>1.776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68079" calcext:value-type="float">
            <text:p>2.680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0172" calcext:value-type="float">
            <text:p>1.2017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2605" calcext:value-type="float">
            <text:p>2.2260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187899" calcext:value-type="float">
            <text:p>0.18789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90822" calcext:value-type="float">
            <text:p>0.8908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LGSynth91/smlexamples/mult32a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0577" calcext:value-type="float">
            <text:p>8.405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10406" calcext:value-type="float">
            <text:p>0.610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45676" calcext:value-type="float">
            <text:p>1.4567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mult32a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658" calcext:value-type="float">
            <text:p>0.0096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5196" calcext:value-type="float">
            <text:p>8.4519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609397" calcext:value-type="float">
            <text:p>0.609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51926" calcext:value-type="float">
            <text:p>1.519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mult32a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42792" calcext:value-type="float">
            <text:p>5.427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3397" calcext:value-type="float">
            <text:p>1.133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1464" calcext:value-type="float">
            <text:p>2.14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182118" calcext:value-type="float">
            <text:p>0.1821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74509" calcext:value-type="float">
            <text:p>0.7745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LGSynth91/smlexamples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1588" calcext:value-type="float">
            <text:p>3.215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18567" calcext:value-type="float">
            <text:p>0.2185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6953" calcext:value-type="float">
            <text:p>1.69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LGSynth91/smlexamples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7612" calcext:value-type="float">
            <text:p>2.276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13549" calcext:value-type="float">
            <text:p>0.2135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0589" calcext:value-type="float">
            <text:p>1.4058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cbp_32_4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0201" calcext:value-type="float">
            <text:p>0.802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47271" calcext:value-type="float">
            <text:p>0.1472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cbp_32_4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3118" calcext:value-type="float">
            <text:p>0.8331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50772" calcext:value-type="float">
            <text:p>0.1507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76054" calcext:value-type="float">
            <text:p>0.1760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cbp_32_4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62119" calcext:value-type="float">
            <text:p>0.8621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51011" calcext:value-type="float">
            <text:p>0.1510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texas/mult32a_orig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1056" calcext:value-type="float">
            <text:p>13.10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601842" calcext:value-type="float">
            <text:p>0.6018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175" calcext:value-type="float">
            <text:p>1.6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mult32a_sweep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02" calcext:value-type="float">
            <text:p>502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69464" calcext:value-type="float">
            <text:p>7.694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676218" calcext:value-type="float">
            <text:p>0.6762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8157" calcext:value-type="float">
            <text:p>1.18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mult32a_synth.ai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25533" calcext:value-type="float">
            <text:p>0.5255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17346" calcext:value-type="float">
            <text:p>1.173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838.1_orig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3535" calcext:value-type="float">
            <text:p>1.235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2_AIG/texas/s838.1_sweep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7" calcext:value-type="float">
            <text:p>337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64506" calcext:value-type="float">
            <text:p>3.64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04685" calcext:value-type="float">
            <text:p>0.70468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texas/s838.1_synth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21896" calcext:value-type="float">
            <text:p>2.218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15579" calcext:value-type="float">
            <text:p>0.2155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5_AIG/s838.aig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36" calcext:value-type="float">
            <text:p>336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43692" calcext:value-type="float">
            <text:p>4.436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191726" calcext:value-type="float">
            <text:p>0.1917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7159" calcext:value-type="float">
            <text:p>1.071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12_orig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30998" calcext:value-type="float">
            <text:p>2.309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28955" calcext:value-type="float">
            <text:p>0.3289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8098" calcext:value-type="float">
            <text:p>0.1880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minmax12_sweep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712" calcext:value-type="float">
            <text:p>2.27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28221" calcext:value-type="float">
            <text:p>0.3282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88167" calcext:value-type="float">
            <text:p>0.18816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minmax12_synth.aig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633" calcext:value-type="float">
            <text:p>633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69889" calcext:value-type="float">
            <text:p>2.6988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30668" calcext:value-type="float">
            <text:p>0.4306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texas/tbk-retime_orig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05" calcext:value-type="float">
            <text:p>605</text:p>
          </table:table-cell>
          <table:table-cell office:value-type="float" office:value="0.038156" calcext:value-type="float">
            <text:p>0.038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977" calcext:value-type="float">
            <text:p>5.059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55497" calcext:value-type="float">
            <text:p>0.7554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7629" calcext:value-type="float">
            <text:p>1.576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tbk-retime_sweep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05" calcext:value-type="float">
            <text:p>605</text:p>
          </table:table-cell>
          <table:table-cell office:value-type="float" office:value="0.038244" calcext:value-type="float">
            <text:p>0.038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3469" calcext:value-type="float">
            <text:p>4.834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18936" calcext:value-type="float">
            <text:p>0.7189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33436" calcext:value-type="float">
            <text:p>4.334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tbk-retime_synth.aig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4" calcext:value-type="float">
            <text:p>634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95685" calcext:value-type="float">
            <text:p>4.956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8456" calcext:value-type="float">
            <text:p>0.9984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63327" calcext:value-type="float">
            <text:p>3.633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minmax20_orig.aig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64" calcext:value-type="float">
            <text:p>864</text:p>
          </table:table-cell>
          <table:table-cell office:value-type="float" office:value="0.019172" calcext:value-type="float">
            <text:p>0.0191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11824" calcext:value-type="float">
            <text:p>7.118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15758" calcext:value-type="float">
            <text:p>1.1575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794629" calcext:value-type="float">
            <text:p>0.7946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WLS_2002_AIG/texas/minmax20_sweep.aig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64" calcext:value-type="float">
            <text:p>864</text:p>
          </table:table-cell>
          <table:table-cell office:value-type="float" office:value="0.019347" calcext:value-type="float">
            <text:p>0.0193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81577" calcext:value-type="float">
            <text:p>6.815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.22416" calcext:value-type="float">
            <text:p>1.22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92889" calcext:value-type="float">
            <text:p>0.692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IWLS_2002_AIG/LGSynth91/smlexamples/mult32b_sweep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5" calcext:value-type="float">
            <text:p>365</text:p>
          </table:table-cell>
          <table:table-cell office:value-type="float" office:value="0.009121" calcext:value-type="float">
            <text:p>0.0091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.9657" calcext:value-type="float">
            <text:p>36.96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.80418" calcext:value-type="float">
            <text:p>1.804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5874" calcext:value-type="float">
            <text:p>2.1587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LGSynth91/smlexamples/mult32b_synth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5" calcext:value-type="float">
            <text:p>305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.9034" calcext:value-type="float">
            <text:p>37.903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.07943" calcext:value-type="float">
            <text:p>3.079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.11023" calcext:value-type="float">
            <text:p>2.110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texas/mult32b_sweep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5" calcext:value-type="float">
            <text:p>365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6228" calcext:value-type="float">
            <text:p>26.62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.29887" calcext:value-type="float">
            <text:p>1.298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.12352" calcext:value-type="float">
            <text:p>2.1235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texas/mult32b_synth.aig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05" calcext:value-type="float">
            <text:p>305</text:p>
          </table:table-cell>
          <table:table-cell office:value-type="float" office:value="0.008578" calcext:value-type="float">
            <text:p>0.0085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.9467" calcext:value-type="float">
            <text:p>26.94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.81045" calcext:value-type="float">
            <text:p>1.8104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.11756" calcext:value-type="float">
            <text:p>2.117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IWLS_2002_AIG/LGSynth91/smlexamples/mult32b_orig.aig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6" calcext:value-type="float">
            <text:p>366</text:p>
          </table:table-cell>
          <table:table-cell office:value-type="float" office:value="0.010733" calcext:value-type="float">
            <text:p>0.0107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.9956" calcext:value-type="float">
            <text:p>33.995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.08198" calcext:value-type="float">
            <text:p>2.0819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WLS_2002_AIG/texas/mult32b_orig.aig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66" calcext:value-type="float">
            <text:p>366</text:p>
          </table:table-cell>
          <table:table-cell office:value-type="float" office:value="0.010551" calcext:value-type="float">
            <text:p>0.01055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.1224" calcext:value-type="float">
            <text:p>34.12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.70264" calcext:value-type="float">
            <text:p>1.702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74602" calcext:value-type="float">
            <text:p>2.7460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WLS_2002_AIG/iscas89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1625" calcext:value-type="float">
            <text:p>5.616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26098" calcext:value-type="float">
            <text:p>0.9260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6809" calcext:value-type="float">
            <text:p>6.1680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WLS_2002_AIG/iscas89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4737" calcext:value-type="float">
            <text:p>0.0447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9664" calcext:value-type="float">
            <text:p>5.696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0688" calcext:value-type="float">
            <text:p>1.506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56" calcext:value-type="float">
            <text:p>10.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WLS_2002_AIG/iscas89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3261" calcext:value-type="float">
            <text:p>0.0532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5976" calcext:value-type="float">
            <text:p>7.3597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21404" calcext:value-type="float">
            <text:p>1.214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68558" calcext:value-type="float">
            <text:p>3.685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2_AIG/LGSynth91/smlexamples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428" calcext:value-type="float">
            <text:p>0.0454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3144" calcext:value-type="float">
            <text:p>5.9314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8289" calcext:value-type="float">
            <text:p>0.888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75815" calcext:value-type="float">
            <text:p>4.758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IWLS_2002_AIG/LGSynth91/smlexamples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97535" calcext:value-type="float">
            <text:p>5.97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889939" calcext:value-type="float">
            <text:p>0.8899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3435" calcext:value-type="float">
            <text:p>3.634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33385" calcext:value-type="float">
            <text:p>7.333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.21251" calcext:value-type="float">
            <text:p>1.212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.79975" calcext:value-type="float">
            <text:p>3.799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WLS_2002_AIG/texas/s1423_orig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8473" calcext:value-type="float">
            <text:p>5.684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37198" calcext:value-type="float">
            <text:p>0.937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.1287" calcext:value-type="float">
            <text:p>34.128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1423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891617" calcext:value-type="float">
            <text:p>0.8916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30209" calcext:value-type="float">
            <text:p>6.30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1423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office:value-type="float" office:value="0.053304" calcext:value-type="float">
            <text:p>0.0533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61704" calcext:value-type="float">
            <text:p>7.617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20926" calcext:value-type="float">
            <text:p>1.209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47647" calcext:value-type="float">
            <text:p>6.4764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5_AIG/s1423.aig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62" calcext:value-type="float">
            <text:p>462</text:p>
          </table:table-cell>
          <table:table-cell office:value-type="float" office:value="0.045569" calcext:value-type="float">
            <text:p>0.0455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62671" calcext:value-type="float">
            <text:p>5.626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890164" calcext:value-type="float">
            <text:p>0.8901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39225" calcext:value-type="float">
            <text:p>3.392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WLS_2005_AIG/ss_pcm.aig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405" calcext:value-type="float">
            <text:p>405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77709" calcext:value-type="float">
            <text:p>8.777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28169" calcext:value-type="float">
            <text:p>1.281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00607" calcext:value-type="float">
            <text:p>7.0060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IWLS_2005_AIG/usb_phy.aig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459" calcext:value-type="float">
            <text:p>459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63176" calcext:value-type="float">
            <text:p>7.6317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.26774" calcext:value-type="float">
            <text:p>1.2677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.72069" calcext:value-type="float">
            <text:p>4.7206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IWLS_2005_AIG/sasc.aig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773" calcext:value-type="float">
            <text:p>773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526" calcext:value-type="float">
            <text:p>14.52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88238" calcext:value-type="float">
            <text:p>2.8823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.93621" calcext:value-type="float">
            <text:p>4.936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table:style-name="ce7" office:value-type="string" calcext:value-type="string">
            <text:p>SUM:</text:p>
          </table:table-cell>
          <table:table-cell table:style-name="ce2" table:formula="of:=SUM([.G6:.G60])" office:value-type="float" office:value="1.067857" calcext:value-type="float">
            <text:p>1.067857</text:p>
          </table:table-cell>
          <table:table-cell table:style-name="ce2" table:formula="of:=SUM([.H6:.H60])" office:value-type="float" office:value="1" calcext:value-type="float">
            <text:p>1</text:p>
          </table:table-cell>
          <table:table-cell table:style-name="ce7"/>
          <table:table-cell table:style-name="ce2" table:formula="of:=SUM([.J6:.J60])" office:value-type="float" office:value="494.617857" calcext:value-type="float">
            <text:p>494.617857</text:p>
          </table:table-cell>
          <table:table-cell table:style-name="ce2" table:formula="of:=SUM([.K6:.K60])" office:value-type="float" office:value="496" calcext:value-type="float">
            <text:p>496</text:p>
          </table:table-cell>
          <table:table-cell table:style-name="ce7"/>
          <table:table-cell table:style-name="ce2" table:formula="of:=SUM([.M6:.M60])" office:value-type="float" office:value="44.446435" calcext:value-type="float">
            <text:p>44.446435</text:p>
          </table:table-cell>
          <table:table-cell table:style-name="ce2" table:formula="of:=SUM([.N6:.N60])" office:value-type="float" office:value="45" calcext:value-type="float">
            <text:p>45</text:p>
          </table:table-cell>
          <table:table-cell table:style-name="ce7"/>
          <table:table-cell table:style-name="ce2" table:formula="of:=SUM([.P6:.P60])" office:value-type="float" office:value="151.048638" calcext:value-type="float">
            <text:p>151.048638</text:p>
          </table:table-cell>
          <table:table-cell table:style-name="ce2" table:formula="of:=SUM([.Q6:.Q60])" office:value-type="float" office:value="150" calcext:value-type="float">
            <text:p>150</text:p>
          </table:table-cell>
          <table:table-cell/>
        </table:table-row>
        <table:table-row table:style-name="ro3" table:number-rows-repeated="252"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2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7:07:05.00301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6T17:38:04.072383669</dc:date>
    <meta:editing-duration>PT2H18M18S</meta:editing-duration>
    <meta:editing-cycles>8</meta:editing-cycles>
    <meta:generator>LibreOffice/4.4.2.2$Linux_X86_64 LibreOffice_project/40m0$Build-2</meta:generator>
    <meta:document-statistic meta:table-count="1" meta:cell-count="1024" meta:object-count="0"/>
  </office:meta>
</office:document-meta>
</file>